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681in"/>
    </style:style>
    <style:style style:name="co2" style:family="table-column">
      <style:table-column-properties fo:break-before="auto" style:column-width="2.4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inutes</text:p>
          </table:table-cell>
        </table:table-row>
        <table:table-row table:style-name="ro1">
          <table:table-cell table:number-columns-repeated="2" office:value-type="string">
            <text:p>Intr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tro</text:p>
          </table:table-cell>
          <table:table-cell office:value-type="string">
            <text:p>Are you speaking?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opicalit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opicality EXERCI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Audi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Audience EXERCIS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Preparation</text:p>
          </table:table-cell>
          <table:table-cell office:value-type="string">
            <text:p>Timeslo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reparation</text:p>
          </table:table-cell>
          <table:table-cell office:value-type="string">
            <text:p>Timeslot Interac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tori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tory Exerci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he Proces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No Slides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Slide Desig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Rehearsa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Day O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eparation</text:p>
          </table:table-cell>
          <table:table-cell office:value-type="string">
            <text:p>Total</text:p>
          </table:table-cell>
          <table:table-cell table:formula="of:=SUM([.C6:.C16])" office:value-type="float" office:value="51">
            <text:p>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xecution</text:p>
          </table:table-cell>
          <table:table-cell office:value-type="string">
            <text:p>Lightning Tal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7 Habits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xecution</text:p>
          </table:table-cell>
          <table:table-cell office:value-type="string">
            <text:p>7 Habits Deconstructe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Eye Conta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Eye Contact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Body Langu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Body Language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Projection Exercis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Diction Exerci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Audience 1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When Your Demo Fai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ecution</text:p>
          </table:table-cell>
          <table:table-cell office:value-type="string">
            <text:p>Total</text:p>
          </table:table-cell>
          <table:table-cell table:formula="of:=SUM([.C19:.C29])" office:value-type="float" office:value="47">
            <text:p>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Hallway Tra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Shar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udience Outside</text:p>
          </table:table-cell>
          <table:table-cell office:value-type="string">
            <text:p>Total</text:p>
          </table:table-cell>
          <table:table-cell table:formula="of:=SUM([.C32:.C33])" office:value-type="float" office:value="6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>
            <text:p>Q&amp;A</text:p>
          </table:table-cell>
          <table:table-cell office:value-type="float" office:value="15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/00/0000</text:date>, <text:time style:data-style-name="N2" text:time-value="0000-00-00T18:32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3-04-15T22:38:50</meta:creation-date>
    <dc:date>2013-09-14T18:39:10</dc:date>
    <dc:creator>Josh </dc:creator>
    <meta:editing-duration>PT4M16S</meta:editing-duration>
    <meta:editing-cycles>4</meta:editing-cycles>
    <meta:generator>LibreOffice/3.6$Linux_X86_64 LibreOffice_project/360m1$Build-2</meta:generator>
    <meta:document-statistic meta:table-count="1" meta:cell-count="99" meta:object-count="0"/>
  </office:meta>
</office:document-meta>
</file>